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00pt" fo:font-weight="normal" fo:font-family="Verdana" style:font-family-asian="Verdana" style:font-family-complex="Verdana" fo:background-color="transparent" fo:color="#434343"/>
    </style:style>
    <style:style style:name="T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" style:family="text">
      <style:text-properties fo:font-size="10.00pt" fo:font-weight="normal" fo:font-family="Verdana" style:font-family-asian="Verdana" style:font-family-complex="Verdana" fo:background-color="transparent" fo:color="#434343"/>
    </style:style>
    <style:style style:name="T4" style:family="text">
      <style:text-properties fo:font-size="10.00pt" fo:font-weight="normal" fo:font-family="Verdana" style:font-family-asian="Verdana" style:font-family-complex="Verdana" fo:background-color="transparent" fo:color="#434343"/>
    </style:style>
    <style:style style:name="T5" style:family="text">
      <style:text-properties fo:font-size="10.00pt" fo:font-weight="normal" fo:font-family="Verdana" style:font-family-asian="Verdana" style:font-family-complex="Verdana" fo:background-color="transparent" fo:color="#434343"/>
    </style:style>
    <style:style style:name="T6" style:family="text">
      <style:text-properties fo:font-size="10.00pt" fo:font-weight="normal" fo:font-family="Verdana" style:font-family-asian="Verdana" style:font-family-complex="Verdana" fo:background-color="transparent" fo:color="#434343"/>
    </style:style>
    <style:style style:name="T7" style:family="text">
      <style:text-properties fo:font-size="10.00pt" fo:font-weight="normal" fo:font-family="Verdana" style:font-family-asian="Verdana" style:font-family-complex="Verdana" fo:background-color="transparent" fo:color="#434343"/>
    </style:style>
    <style:style style:name="T8" style:family="text">
      <style:text-properties fo:font-size="10.00pt" fo:font-weight="normal" fo:font-family="Verdana" style:font-family-asian="Verdana" style:font-family-complex="Verdana" fo:background-color="transparent" fo:color="#434343"/>
    </style:style>
    <style:style style:name="T9" style:family="text">
      <style:text-properties fo:font-size="10.00pt" fo:font-weight="normal" fo:font-family="Verdana" style:font-family-asian="Verdana" style:font-family-complex="Verdana" fo:background-color="transparent" fo:color="#434343"/>
    </style:style>
    <style:style style:name="T10" style:family="text">
      <style:text-properties fo:font-size="10.00pt" fo:font-weight="normal" fo:font-family="Verdana" style:font-family-asian="Verdana" style:font-family-complex="Verdana" fo:background-color="transparent" fo:color="#434343"/>
    </style:style>
    <style:style style:name="T11" style:family="text">
      <style:text-properties fo:font-size="10.00pt" fo:font-weight="normal" fo:font-family="Verdana" style:font-family-asian="Verdana" style:font-family-complex="Verdana" fo:background-color="transparent" fo:color="#434343"/>
    </style:style>
    <style:style style:name="T12" style:family="text">
      <style:text-properties fo:font-size="10.00pt" fo:font-weight="normal" fo:font-family="Verdana" style:font-family-asian="Verdana" style:font-family-complex="Verdana" fo:background-color="transparent" fo:color="#434343"/>
    </style:style>
    <style:style style:name="T13" style:family="text">
      <style:text-properties fo:font-size="10.00pt" fo:font-weight="normal" fo:font-family="Verdana" style:font-family-asian="Verdana" style:font-family-complex="Verdana" fo:background-color="transparent" fo:color="#434343"/>
    </style:style>
    <style:style style:name="T14" style:family="text">
      <style:text-properties fo:font-size="10.00pt" fo:font-weight="normal" fo:font-family="Verdana" style:font-family-asian="Verdana" style:font-family-complex="Verdana" fo:background-color="transparent" fo:color="#434343"/>
    </style:style>
    <style:style style:name="T15" style:family="text">
      <style:text-properties fo:font-size="10.00pt" fo:font-weight="normal" fo:font-family="Verdana" style:font-family-asian="Verdana" style:font-family-complex="Verdana" fo:background-color="transparent" fo:color="#434343"/>
    </style:style>
    <style:style style:name="T16" style:family="text">
      <style:text-properties fo:font-size="10.00pt" fo:font-weight="normal" fo:font-family="Verdana" style:font-family-asian="Verdana" style:font-family-complex="Verdana" fo:background-color="transparent" fo:color="#434343"/>
    </style:style>
    <style:style style:name="T17" style:family="text">
      <style:text-properties fo:font-size="10.00pt" fo:font-weight="normal" fo:font-family="Verdana" style:font-family-asian="Verdana" style:font-family-complex="Verdana" fo:background-color="transparent" fo:color="#434343"/>
    </style:style>
    <style:style style:name="T18" style:family="text">
      <style:text-properties fo:font-size="10.00pt" fo:font-weight="normal" fo:font-family="Verdana" style:font-family-asian="Verdana" style:font-family-complex="Verdana" fo:background-color="transparent" fo:color="#434343"/>
    </style:style>
    <style:style style:name="P1" style:family="paragraph">
      <style:paragraph-properties fo:line-height="115.00%" fo:text-align="left"/>
    </style:style>
    <style:style style:name="P2" style:family="paragraph">
      <style:paragraph-properties fo:line-height="115.00%" fo:text-align="left"/>
    </style:style>
    <style:style style:name="P3" style:family="paragraph">
      <style:paragraph-properties fo:line-height="115.00%" fo:text-align="left"/>
    </style:style>
    <style:style style:name="P4" style:family="paragraph">
      <style:paragraph-properties fo:line-height="115.00%" fo:text-align="left"/>
    </style:style>
    <style:style style:name="P5" style:family="paragraph">
      <style:paragraph-properties fo:line-height="115.00%" fo:text-align="left"/>
    </style:style>
  </office:automatic-styles>
  <office:body>
    <office:text>
      <text:p text:style-name="P1"><text:span text:style-name="T1"><text:s/></text:span><text:span text:style-name="T2"/></text:p>
      <text:p text:style-name="P1"><text:span text:style-name="T3">1. Сформулировать финальную цель на обучение в GoIt в формате SMART; в течение недели ставить цели в формате SMART.</text:span></text:p>
      <text:p text:style-name="P1"><text:span text:style-name="T3"/></text:p>
      <text:p text:style-name="P1"><text:span text:style-name="T4">До 1 июля 2016 года закончить обучение в<text:s/></text:span><text:span text:style-name="T5">GoIt</text:span><text:span text:style-name="T6"><text:s/></text:span><text:span text:style-name="T7">и получить сертификат об успешном окончании курса</text:span><text:span text:style-name="T8">.<text:s/></text:span><text:span text:style-name="T9"/></text:p>
      <text:p text:style-name="P1"><text:span text:style-name="T10">Набрать по всем направлениям обучения<text:s/></text:span><text:span text:style-name="T11">следующее количество<text:s/></text:span><text:span text:style-name="T12"><text:s/>баллов:</text:span></text:p>
      <text:p text:style-name="P1"><text:span text:style-name="T13">Tech Skills - min 80% max 100%</text:span></text:p>
      <text:p text:style-name="P2"><text:span text:style-name="T13">Soft Skills - min 80% max 100%</text:span></text:p>
      <text:p text:style-name="P2"><text:span text:style-name="T13">English - min 80% max 100%</text:span></text:p>
      <text:p text:style-name="P2"><text:span text:style-name="T13"/></text:p>
      <text:p text:style-name="P3"><text:span text:style-name="T14"/></text:p>
      <text:p text:style-name="P3"><text:span text:style-name="T14">2. Составить "фотографию" одного полного рабочего дня</text:span></text:p>
      <text:p text:style-name="P3"><text:span text:style-name="T14">Индивидуально на листе бумаги опишитене<text:s text:c="2"/>все свои действия в течение завтрашнего дня, учитывая все действия, даже мелкие, перерывы, перекуры, соц.сети и пр.</text:span></text:p>
      <text:p text:style-name="P3"><text:span text:style-name="T14">не тратьте много времени, на реализацию этого пункта уделите 10-15 минут</text:span></text:p>
      <text:p text:style-name="P3"><text:span text:style-name="T14">Запишите тезисно:</text:span></text:p>
      <text:p text:style-name="P3"><text:span text:style-name="T14">-На какие задачи вы больше всего инвестируете свое время/энергию;</text:span></text:p>
      <text:p text:style-name="P3"><text:span text:style-name="T14">- какие характерные прокрастинаторы вы отметили</text:span></text:p>
      <text:p text:style-name="P3"><text:span text:style-name="T14"/></text:p>
      <text:p text:style-name="P3"><text:span text:style-name="T14">"Фотография" полного рабочего дня<text:s text:c="2"/>25 марта 2016 года:</text:span></text:p>
      <text:p text:style-name="P3"><text:span text:style-name="T14"/></text:p>
      <text:p text:style-name="P3"><text:span text:style-name="T14">8. 45 - утренний кофе, общение с коллегами</text:span></text:p>
      <text:p text:style-name="P3"><text:span text:style-name="T14">9.00 -9.30 - просмотр электронной почты, чтение важных сообщений и корректирование трудового процесса в соответствии с полученной информацией</text:span></text:p>
      <text:p text:style-name="P3"><text:span text:style-name="T14">9.30- 10.00 -совещание с руководителем Управления</text:span></text:p>
      <text:p text:style-name="P3"><text:span text:style-name="T14">10.05-12.00 -подготовка ответов<text:tab/>на важные письма, сбор информации</text:span></text:p>
      <text:p text:style-name="P3"><text:span text:style-name="T14">12.00-12.15 -кофе, общение с коллегами</text:span></text:p>
      <text:p text:style-name="P3"><text:span text:style-name="T14">12.15-13.00 -формирование отчета</text:span></text:p>
      <text:p text:style-name="P3"><text:span text:style-name="T14">13.00-13.50 -обед</text:span></text:p>
      <text:p text:style-name="P4"><text:span text:style-name="T14">13.50-15.00- формирование отчета</text:span></text:p>
      <text:p text:style-name="P4"><text:span text:style-name="T14">15.00-15.15 -общение с коллегами, чай</text:span></text:p>
      <text:p text:style-name="P4"><text:span text:style-name="T14">15.15-16.00 - подпись, отправка отчета</text:span></text:p>
      <text:p text:style-name="P4"><text:span text:style-name="T14">16.00-17.10- проверка входящей корреспонденции, составление примерного плана работы на понедельник, чтение ноостей</text:span><text:span text:style-name="T15"><text:s/>и общение<text:s/></text:span><text:span text:style-name="T16">в<text:s/></text:span><text:span text:style-name="T17">Twitter, Facebook</text:span><text:span text:style-name="T18"><text:s text:c="4"/></text:span></text:p>
      <text:p text:style-name="P4"><text:span text:style-name="T18"/></text:p>
      <text:p text:style-name="P4"><text:span text:style-name="T18">Большую часть времени трачу на решение текущих и внезапно возникших заданий.</text:span></text:p>
      <text:p text:style-name="P4"><text:span text:style-name="T18"/></text:p>
      <text:p text:style-name="P4"><text:span text:style-name="T18">Из прокрастинаторов посиелки с коллегами , соц.сети.</text:span></text:p>
      <text:p text:style-name="P5"><text:span text:style-name="T18"/></text:p>
      <text:p text:style-name="P5"><text:span text:style-name="T18"/></text:p>
      <text:p text:style-name="P5"><text:span text:style-name="T18">3. В течение недели составлять план действий используя принцип "окно эйзенхауэра", одну из техник: 60/40, альп, помидор, гуглкалендарь.</text:span></text:p>
      <text:p text:style-name="P5"><text:span text:style-name="T18"/></text:p>
      <text:p text:style-name="P5"><text:span text:style-name="T18">Я использовала технику "Помидор", помогает одноименное приложение, которое я установила в телефоне. Мне очень нравится. Эффективно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